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3d87b" officeooo:paragraph-rsid="0003d87b"/>
    </style:style>
    <style:style style:name="P2" style:family="paragraph" style:parent-style-name="Standard">
      <style:text-properties officeooo:rsid="0003d87b" officeooo:paragraph-rsid="00077673"/>
    </style:style>
    <style:style style:name="P3" style:family="paragraph" style:parent-style-name="Standard">
      <style:text-properties officeooo:rsid="00077673" officeooo:paragraph-rsid="00077673"/>
    </style:style>
    <style:style style:name="P4" style:family="paragraph" style:parent-style-name="Standard">
      <style:text-properties fo:font-weight="bold" officeooo:rsid="00077673" officeooo:paragraph-rsid="00077673" style:font-weight-asian="bold" style:font-weight-complex="bold"/>
    </style:style>
    <style:style style:name="P5" style:family="paragraph" style:parent-style-name="Standard">
      <style:text-properties fo:font-weight="normal" officeooo:rsid="00077673" officeooo:paragraph-rsid="00077673" style:font-weight-asian="normal" style:font-weight-complex="normal"/>
    </style:style>
    <style:style style:name="P6" style:family="paragraph" style:parent-style-name="Standard">
      <style:text-properties officeooo:rsid="000aef60" officeooo:paragraph-rsid="000aef60"/>
    </style:style>
    <style:style style:name="P7" style:family="paragraph" style:parent-style-name="Standard">
      <style:text-properties fo:font-style="normal" fo:font-weight="normal" officeooo:rsid="0003d87b" officeooo:paragraph-rsid="00077673" style:font-style-asian="normal" style:font-weight-asian="normal" style:font-style-complex="normal" style:font-weight-complex="normal"/>
    </style:style>
    <style:style style:name="P8" style:family="paragraph" style:parent-style-name="Standard">
      <style:text-properties fo:font-style="normal" fo:font-weight="normal" officeooo:rsid="0008127e" officeooo:paragraph-rsid="00077673" style:font-style-asian="normal" style:font-weight-asian="normal" style:font-style-complex="normal" style:font-weight-complex="normal"/>
    </style:style>
    <style:style style:name="P9" style:family="paragraph" style:parent-style-name="Standard">
      <style:text-properties fo:font-style="italic" fo:font-weight="normal" officeooo:rsid="000aef60" officeooo:paragraph-rsid="000aef60" style:font-style-asian="italic" style:font-weight-asian="normal" style:font-style-complex="italic" style:font-weight-complex="normal"/>
    </style:style>
    <style:style style:name="P10" style:family="paragraph" style:parent-style-name="Standard">
      <style:text-properties fo:font-style="italic" officeooo:rsid="000aef60" officeooo:paragraph-rsid="000d7ba7" style:font-style-asian="italic" style:font-style-complex="italic"/>
    </style:style>
    <style:style style:name="P11" style:family="paragraph" style:parent-style-name="Standard">
      <style:text-properties fo:font-style="italic" officeooo:rsid="000aef60" officeooo:paragraph-rsid="001365ab" style:font-style-asian="italic" style:font-style-complex="italic"/>
    </style:style>
    <style:style style:name="P12" style:family="paragraph" style:parent-style-name="Standard">
      <style:text-properties fo:font-weight="normal" officeooo:rsid="00077673" officeooo:paragraph-rsid="00077673" style:font-weight-asian="normal" style:font-weight-complex="normal"/>
    </style:style>
    <style:style style:name="P13" style:family="paragraph" style:parent-style-name="Standard">
      <style:text-properties officeooo:rsid="00077673" officeooo:paragraph-rsid="00077673"/>
    </style:style>
    <style:style style:name="P14" style:family="paragraph" style:parent-style-name="Standard">
      <style:text-properties officeooo:rsid="00077673" officeooo:paragraph-rsid="0011013a"/>
    </style:style>
    <style:style style:name="P15" style:family="paragraph" style:parent-style-name="Standard">
      <style:paragraph-properties fo:text-align="center" style:justify-single-word="false"/>
      <style:text-properties officeooo:rsid="000d6239" officeooo:paragraph-rsid="000d6239"/>
    </style:style>
    <style:style style:name="P16" style:family="paragraph" style:parent-style-name="Standard">
      <style:text-properties officeooo:rsid="0003d87b" officeooo:paragraph-rsid="0003d87b"/>
    </style:style>
    <style:style style:name="P17" style:family="paragraph" style:parent-style-name="Standard">
      <style:text-properties officeooo:rsid="0011013a" officeooo:paragraph-rsid="0011013a"/>
    </style:style>
    <style:style style:name="P18" style:family="paragraph" style:parent-style-name="Standard">
      <style:text-properties officeooo:rsid="00094034" officeooo:paragraph-rsid="00094034"/>
    </style:style>
    <style:style style:name="T1" style:family="text">
      <style:text-properties fo:font-style="italic" style:font-style-asian="italic" style:font-style-complex="italic"/>
    </style:style>
    <style:style style:name="T2" style:family="text">
      <style:text-properties fo:font-style="italic" officeooo:rsid="00077673"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8127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576d0" style:font-style-asian="normal" style:font-style-complex="normal"/>
    </style:style>
    <style:style style:name="T7" style:family="text">
      <style:text-properties fo:font-style="normal" officeooo:rsid="00077673"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8127e" style:font-style-asian="normal" style:font-weight-asian="normal" style:font-style-complex="normal" style:font-weight-complex="normal"/>
    </style:style>
    <style:style style:name="T11" style:family="text">
      <style:text-properties fo:font-style="normal" fo:font-weight="normal" officeooo:rsid="00094034" style:font-style-asian="normal" style:font-weight-asian="normal" style:font-style-complex="normal" style:font-weight-complex="normal"/>
    </style:style>
    <style:style style:name="T12" style:family="text">
      <style:text-properties fo:font-style="normal" fo:font-weight="normal" officeooo:rsid="000aef60" style:font-style-asian="normal" style:font-weight-asian="normal" style:font-style-complex="normal" style:font-weight-complex="normal"/>
    </style:style>
    <style:style style:name="T13" style:family="text">
      <style:text-properties fo:font-style="normal" fo:font-weight="normal" officeooo:rsid="000c4d55" style:font-style-asian="normal" style:font-weight-asian="normal" style:font-style-complex="normal" style:font-weight-complex="normal"/>
    </style:style>
    <style:style style:name="T14" style:family="text">
      <style:text-properties fo:font-style="normal" fo:font-weight="normal" officeooo:rsid="000d6239" style:font-style-asian="normal" style:font-weight-asian="normal" style:font-style-complex="normal" style:font-weight-complex="normal"/>
    </style:style>
    <style:style style:name="T15" style:family="text">
      <style:text-properties fo:font-style="normal" fo:font-weight="normal" officeooo:rsid="000dc9ec" style:font-style-asian="normal" style:font-weight-asian="normal" style:font-style-complex="normal" style:font-weight-complex="normal"/>
    </style:style>
    <style:style style:name="T16" style:family="text">
      <style:text-properties fo:font-style="normal" fo:font-weight="normal" officeooo:rsid="0011013a" style:font-style-asian="normal" style:font-weight-asian="normal" style:font-style-complex="normal" style:font-weight-complex="normal"/>
    </style:style>
    <style:style style:name="T17" style:family="text">
      <style:text-properties fo:font-style="normal" fo:font-weight="normal" officeooo:rsid="001365ab"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officeooo:rsid="00077673"/>
    </style:style>
    <style:style style:name="T20" style:family="text">
      <style:text-properties officeooo:rsid="000f48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ab/><text:tab/><text:tab/><text:tab/><text:tab/>A short summary of H<text:span text:style-name="T1">uang et, Al's P</text:span><text:span text:style-name="T5">aper</text:span></text:p>
      <text:p text:style-name="P1"/>
      <text:p text:style-name="P2"><text:tab/>In this paper, <text:span text:style-name="T1">Huang et. Al</text:span><text:span text:style-name="T5"> device a novel approach to the construction of fractured, broken 3D solids, by accounting for not only local, pairwise </text:span><text:span text:style-name="T6">information</text:span><text:span text:style-name="T5"> between two arbitrary pieces, but also by accounting for global registration information across all images. </text:span></text:p>
      <text:p text:style-name="P2"><text:span text:style-name="T5"><text:s/>The primary contributions of these paper include new techniques in differential processing, including </text:span><text:span text:style-name="T6">integral</text:span><text:span text:style-name="T5"> invariants for multi-scale surface matching, registration via forward search techniques, and a </text:span><text:span text:style-name="T6">non-penetrating</text:span><text:span text:style-name="T5"> version of Chen and Medioni's Rigid ICP algorithm </text:span><text:span text:style-name="T8">wait … is RIGID ICP akin to ICP</text:span><text:span text:style-name="T9">? The research conducted here can be classified as a shape-matching problem, </text:span></text:p>
      <text:p text:style-name="P1"/>
      <text:p text:style-name="P1"><text:tab/><text:span text:style-name="T19">I especially thought that </text:span><text:span text:style-name="T2">Huang et. Al</text:span><text:span text:style-name="T7"> demonstrated significant creativity in their pairwise global and local registration segment of the algorithm. Here, they first made sure to search all possible fragments for pairs of matching fracture surfaces, thus, effectively reducing their state space. </text:span></text:p>
      <text:p text:style-name="P1"/>
      <text:p text:style-name="P1"/>
      <text:p text:style-name="P1"><text:span text:style-name="T9"><text:tab/></text:span></text:p>
      <text:p text:style-name="P4"><text:span text:style-name="T9"/></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Depth Report <text:span text:style-name="T20">of Papers Read this week</text:span></text:p>
      <text:p text:style-name="P3"/>
      <text:p text:style-name="P3"><text:span text:style-name="T3">Huant et. Al, Reassembling Fractured Objects by Geometric Matching</text:span><text:span text:style-name="T9">. </text:span><text:span text:style-name="T16">Although </text:span><text:span text:style-name="T10">I </text:span><text:span text:style-name="T16">think that paper is really well-developed, and unique its its approach, the research developed fails to align properly with my problem domain of interest. </text:span><text:span text:style-name="T10">The key points </text:span><text:span text:style-name="T16">that </text:span><text:span text:style-name="T10">I took away from here include the fact that one of the main steps of his algorithm includes robust pairwise matching using surface features/</text:span><text:span text:style-name="T11">surface analysis</text:span><text:span text:style-name="T10">, </text:span><text:span text:style-name="T11">which is used for </text:span><text:span text:style-name="T10">detecting fracture</text:span><text:span text:style-name="T11">d</text:span><text:span text:style-name="T10"> versus original boundaries. </text:span><text:span text:style-name="T16">The statement that it must be possible to DERIVE GEOMETRIC INFO form the input data is something that I will definitely be considering. Extensions that I can consider include scaling my method to multistep information OR accounting for information from multiple alignments ! This paper helped me clear up the distinction between surface of an object, versus </text:span><text:span text:style-name="T10">boundaries of </text:span><text:span text:style-name="T16">a manifold mesh</text:span><text:span text:style-name="T10"> </text:span><text:span text:style-name="T16">of </text:span><text:span text:style-name="T10">two partial scans.</text:span></text:p>
      <text:p text:style-name="P14"><text:span text:style-name="T10"/></text:p>
      <text:p text:style-name="P18"><text:span text:style-name="T3">Tao Ju et Al, </text:span><text:span text:style-name="T4">T</text:span><text:span text:style-name="T3">opology-Constrained Surface Reconstruction From Cross Sections:: </text:span><text:span text:style-name="T9">Although I found the approach here </text:span><text:span text:style-name="T16">interesting</text:span><text:span text:style-name="T9">, it does not match up to my problem domain, since the focus here is on reconstructing a common, interpolating surface based on a set of parallel/non-parallel cross section data. I can't image being able to solve for cross-section data, especially given that the partial scans are non-overlapping. However, the ideas of the interpolating surface being geometrically and topologically correct </text:span><text:span text:style-name="T12">are aspects I should consider, given that MCF can be applied only on nonZero-genus surfaces , to my belief </text:span></text:p>
      <text:p text:style-name="P18"><text:span text:style-name="T12"/></text:p>
      <text:p text:style-name="P9">Bajaj, Higher-Order Level-Set Method with Applications to Smooth Surface Constructions :: </text:p>
      <text:p text:style-name="P6"><text:span text:style-name="T9">Like </text:span><text:span text:style-name="T3">Tao Ju et Al</text:span><text:span text:style-name="T9">, the </text:span><text:span text:style-name="T15">limitation</text:span><text:span text:style-name="T9"> of surface reconstruction based on just one piece of point-cloud data precludes it from matching the problem domain. The techniques developed here though, do seem rather intresting.</text:span></text:p>
      <text:p text:style-name="P6"/>
      <text:p text:style-name="P11"><text:span text:style-name="T18">Jacobson et. Al, Mixed finite elements for variational surface modelling. </text:span><text:span text:style-name="T9">The research here can also be </text:span><text:span text:style-name="T14">extended BUT NOT adapted</text:span><text:span text:style-name="T9"> to my problem domain, </text:span><text:span text:style-name="T14">as his focus is on </text:span><text:span text:style-name="T17">trying to map a set of discretization for existing , common geometric PDES ( biharmonic, triharmonic ) to a common, mixed discretization. Nonetheless, I found that he presented a set of good ideas that could prove useful too me, such as </text:span><text:span text:style-name="T13">as </text:span><text:span text:style-name="T17">ensuring that the smooth surface, modelled by an arbitrary geometric PDE, <text:s/>is</text:span><text:span text:style-name="T13"> twice differentiable surfaces respecting boundary conditions based on { vertices, tangents, curvatures }. </text:span></text:p>
      <text:p text:style-name="P10"/>
      <text:p text:style-name="P10"/>
      <text:p text:style-name="P10"><text:span text:style-name="T14"/></text:p>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i Sridhar</meta:initial-creator>
    <meta:creation-date>2016-11-19T02:19:34.135764397</meta:creation-date>
    <dc:date>2016-11-21T02:19:33.582409164</dc:date>
    <dc:creator>Hari Sridhar</dc:creator>
    <meta:editing-duration>PT1H40M38S</meta:editing-duration>
    <meta:editing-cycles>13</meta:editing-cycles>
    <meta:generator>LibreOffice/4.2.8.2$Linux_X86_64 LibreOffice_project/420m0$Build-2</meta:generator>
    <meta:document-statistic meta:table-count="0" meta:image-count="0" meta:object-count="0" meta:page-count="3" meta:paragraph-count="11" meta:word-count="528" meta:character-count="3439" meta:non-whitespace-character-count="2905"/>
  </office:meta>
</office:document-meta>
</file>